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a92"/>
    </style:style>
    <style:style style:name="P2" style:family="paragraph" style:parent-style-name="Standard">
      <style:text-properties officeooo:rsid="001dfa92" officeooo:paragraph-rsid="001dfa92"/>
    </style:style>
    <style:style style:name="T1" style:family="text">
      <style:text-properties officeooo:rsid="001df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CIDENCIAS REALIZADAS</text:span></text:p>
      <text:p text:style-name="P1"/>
      <text:p text:style-name="P1"><text:a xlink:type="simple" xlink:href="https://infosistech.atlassian.net/browse/BILL-424?atlOrigin=eyJpIjoiNjIwYWI0YmZkZGY4NGE3OWIyMjRlZWViZDBjOWYxMTUiLCJwIjoiaiJ9" text:style-name="Internet_20_link" text:visited-style-name="Visited_20_Internet_20_Link">https://infosistech.atlassian.net/browse/BILL-424?atlOrigin=eyJpIjoiNjIwYWI0YmZkZGY4NGE3OWIyMjRlZWViZDBjOWYxMTUiLCJwIjoiaiJ9</text:a></text:p>
      <text:p text:style-name="P1"/>
      <text:p text:style-name="P1"><text:a xlink:type="simple" xlink:href="https://infosistech.atlassian.net/browse/BILL-422?atlOrigin=eyJpIjoiN2Q5NmRkMzRjYTU4NGE2ZWI1NWVmOTUxNzY4MTcyMjYiLCJwIjoiaiJ9" text:style-name="Internet_20_link" text:visited-style-name="Visited_20_Internet_20_Link">https://infosistech.atlassian.net/browse/BILL-422?atlOrigin=eyJpIjoiN2Q5NmRkMzRjYTU4NGE2ZWI1NWVmOTUxNzY4MTcyMjYiLCJwIjoiaiJ9</text:a></text:p>
      <text:p text:style-name="P1"/>
      <text:p text:style-name="P1"><text:a xlink:type="simple" xlink:href="https://infosistech.atlassian.net/browse/BILL-421" text:style-name="Internet_20_link" text:visited-style-name="Visited_20_Internet_20_Link">https://infosistech.atlassian.net/browse/BILL-421</text:a></text:p>
      <text:p text:style-name="P1"/>
      <text:p text:style-name="P1"/>
      <text:p text:style-name="P1"/>
      <text:p text:style-name="P2">RESPUESTAS TAREAS</text:p>
      <text:p text:style-name="P2"/>
      <text:p text:style-name="P2">https://docs.google.com/document/d/18jKyu3Q6A9i4HnHkQPHTeH19ICLkCNbumFHgU_hSudc/edit?usp=sharing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3:28:21.024232977</meta:creation-date>
    <dc:date>2023-07-03T13:31:38.573453217</dc:date>
    <meta:editing-duration>PT3M18S</meta:editing-duration>
    <meta:editing-cycles>1</meta:editing-cycles>
    <meta:document-statistic meta:table-count="0" meta:image-count="0" meta:object-count="0" meta:page-count="1" meta:paragraph-count="6" meta:word-count="8" meta:character-count="432" meta:non-whitespace-character-count="430"/>
    <meta:generator>LibreOffice/7.3.7.2$Linux_X86_64 LibreOffice_project/30$Build-2</meta:generator>
  </office:meta>
</office:document-meta>
</file>